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_1054__1073__1099__1095__1085__1099__1081__32_2" style:data-style-name="N0">
      <style:table-cell-properties style:vertical-align="automatic" fo:background-color="transparent"/>
    </style:style>
    <style:style style:name="ce6" style:family="table-cell" style:parent-style-name="_1054__1073__1099__1095__1085__1099__1081__32_2" style:data-style-name="N0">
      <style:table-cell-properties fo:border="thin solid #000000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054__1073__1099__1095__1085__1099__1081__32_2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054__1073__1099__1095__1085__1099__1081_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054__1073__1099__1095__1085__1099__1081__32_2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4.31270833333333cm"/>
    </style:style>
    <style:style style:name="co3" style:family="table-column">
      <style:table-column-properties fo:break-before="auto" style:column-width="5.582708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6.40291666666667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2.51354166666667cm"/>
    </style:style>
    <style:style style:name="ro1" style:family="table-row">
      <style:table-row-properties style:row-height="47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Клявлинский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9"/>
        <table:table-column table:style-name="co6" table:number-columns-repeated="4" table:default-cell-style-name="ce5"/>
        <table:table-column table:style-name="co7" table:default-cell-style-name="ce5"/>
        <table:table-column table:style-name="co6" table:number-columns-repeated="16374" table:default-cell-style-name="ce5"/>
        <table:table-row table:style-name="ro1">
          <table:table-cell office:value-type="string" table:style-name="ce2">
            <text:p>№</text:p>
          </table:table-cell>
          <table:table-cell office:value-type="string" table:style-name="ce3">
            <text:p>муниципальный район/городской округ</text:p>
          </table:table-cell>
          <table:table-cell office:value-type="string" table:style-name="ce3">
            <text:p>городское/сельское поселение</text:p>
          </table:table-cell>
          <table:table-cell office:value-type="string" table:style-name="ce4">
            <text:p>населенный пункт</text:p>
          </table:table-cell>
          <table:table-cell office:value-type="string" table:style-name="ce4">
            <text:p>улица</text:p>
          </table:table-cell>
          <table:table-cell table:number-columns-repeated="16379" table:style-name="ce5"/>
        </table:table-row>
        <table:table-row table:style-name="ro2">
          <table:table-cell office:value-type="float" office:value="1" table:style-name="ce6">
            <text:p>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Верхня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" table:style-name="ce6">
            <text:p>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Га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" table:style-name="ce6">
            <text:p>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Льва Толст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" table:style-name="ce6">
            <text:p>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" table:style-name="ce6">
            <text:p>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Пионе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" table:style-name="ce6">
            <text:p>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" table:style-name="ce6">
            <text:p>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Сев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" table:style-name="ce6">
            <text:p>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Тарынвар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" table:style-name="ce6">
            <text:p>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" table:style-name="ce6">
            <text:p>1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Церковная Горк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" table:style-name="ce6">
            <text:p>1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Борискино-Игар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" table:style-name="ce6">
            <text:p>1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ж/д_ст.Пронино</text:p>
          </table:table-cell>
          <table:table-cell office:value-type="string" table:style-name="ce7">
            <text:p>ул. Вокз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" table:style-name="ce6">
            <text:p>1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ж/д_ст.Пронин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" table:style-name="ce6">
            <text:p>1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ж/д_ст.Пронино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" table:style-name="ce6">
            <text:p>1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Старый Байтеримш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6" table:style-name="ce6">
            <text:p>1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Старый Байтеримш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7" table:style-name="ce6">
            <text:p>1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Старый Байтеримш</text:p>
          </table:table-cell>
          <table:table-cell office:value-type="string" table:style-name="ce7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8" table:style-name="ce6">
            <text:p>1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Старый Байтеримш</text:p>
          </table:table-cell>
          <table:table-cell office:value-type="string" table:style-name="ce7">
            <text:p>ул. Сос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9" table:style-name="ce6">
            <text:p>1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 Старый Байтеримш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0" table:style-name="ce6">
            <text:p>2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с.Подгорный Дол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1" table:style-name="ce6">
            <text:p>2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д.Владимировк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2" table:style-name="ce6">
            <text:p>2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Борискино-Игар</text:p>
          </table:table-cell>
          <table:table-cell office:value-type="string" table:style-name="ce6">
            <text:p>д.Воскресенк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3" table:style-name="ce6">
            <text:p>2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Назаровка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4" table:style-name="ce6">
            <text:p>2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Назаровка</text:p>
          </table:table-cell>
          <table:table-cell office:value-type="string" table:style-name="ce7">
            <text:p>ул. Молодё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5" table:style-name="ce6">
            <text:p>2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Назаровка</text:p>
          </table:table-cell>
          <table:table-cell office:value-type="string" table:style-name="ce7">
            <text:p>ул. Центральная<text:s text:c="15"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6" table:style-name="ce6">
            <text:p>2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Сходнево</text:p>
          </table:table-cell>
          <table:table-cell office:value-type="string" table:style-name="ce7">
            <text:p>ул. Колхоз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7" table:style-name="ce6">
            <text:p>2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Русское Добрино</text:p>
          </table:table-cell>
          <table:table-cell office:value-type="string" table:style-name="ce7">
            <text:p>ул. Завьяловк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8" table:style-name="ce6">
            <text:p>2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Русское Добрино</text:p>
          </table:table-cell>
          <table:table-cell office:value-type="string" table:style-name="ce7">
            <text:p>ул. Молодё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29" table:style-name="ce6">
            <text:p>2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Русское Добрино</text:p>
          </table:table-cell>
          <table:table-cell office:value-type="string" table:style-name="ce7">
            <text:p>ул. Полевая <text:s text:c="38"/>,<text:s text:c="17"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0" table:style-name="ce6">
            <text:p>3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Русское Добрино</text:p>
          </table:table-cell>
          <table:table-cell office:value-type="string" table:style-name="ce7">
            <text:p>ул. Сафоновк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1" table:style-name="ce6">
            <text:p>3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Балахоновка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2" table:style-name="ce6">
            <text:p>3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Балахоновка</text:p>
          </table:table-cell>
          <table:table-cell office:value-type="string" table:style-name="ce7">
            <text:p>ул. Молодё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3" table:style-name="ce6">
            <text:p>3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с. Балахоновка</text:p>
          </table:table-cell>
          <table:table-cell office:value-type="string" table:style-name="ce7">
            <text:p>ул. Центральная<text:s text:c="29"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4" table:style-name="ce6">
            <text:p>3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д.Дубенка</text:p>
          </table:table-cell>
          <table:table-cell office:value-type="string" table:style-name="ce7">
            <text:p>ул. Туристиче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5" table:style-name="ce6">
            <text:p>3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д.Сухоречка</text:p>
          </table:table-cell>
          <table:table-cell office:value-type="string" table:style-name="ce7">
            <text:p>ул. Бухара<text:s text:c="20"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6" table:style-name="ce6">
            <text:p>3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Назаровка</text:p>
          </table:table-cell>
          <table:table-cell office:value-type="string" table:style-name="ce6">
            <text:p>д.Сухоречка</text:p>
          </table:table-cell>
          <table:table-cell office:value-type="string" table:style-name="ce7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7" table:style-name="ce6">
            <text:p>3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Гара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8" table:style-name="ce6">
            <text:p>3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39" table:style-name="ce6">
            <text:p>3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0" table:style-name="ce6">
            <text:p>4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Родни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1" table:style-name="ce6">
            <text:p>4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2" table:style-name="ce6">
            <text:p>4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3" table:style-name="ce6">
            <text:p>4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4" table:style-name="ce6">
            <text:p>4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Старое Семенкино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5" table:style-name="ce6">
            <text:p>4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Новое Семенкино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6" table:style-name="ce6">
            <text:p>4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Новое Семенкино</text:p>
          </table:table-cell>
          <table:table-cell office:value-type="string" table:style-name="ce7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7" table:style-name="ce6">
            <text:p>4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Новое Семенк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8" table:style-name="ce6">
            <text:p>4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Новое Семенкино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49" table:style-name="ce6">
            <text:p>4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Новое Семенкино</text:p>
          </table:table-cell>
          <table:table-cell office:value-type="string" table:style-name="ce7">
            <text:p>ул. Центральная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0" table:style-name="ce6">
            <text:p>5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Ерилкино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1" table:style-name="ce6">
            <text:p>5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Ерилк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2" table:style-name="ce6">
            <text:p>5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Ерилкино</text:p>
          </table:table-cell>
          <table:table-cell office:value-type="string" table:style-name="ce7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3" table:style-name="ce6">
            <text:p>5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Ерилкино</text:p>
          </table:table-cell>
          <table:table-cell office:value-type="string" table:style-name="ce7">
            <text:p>ул. Под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4" table:style-name="ce6">
            <text:p>5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Ерилкино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5" table:style-name="ce6">
            <text:p>5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с. Ерилкин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6" table:style-name="ce6">
            <text:p>5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ое Семенкино</text:p>
          </table:table-cell>
          <table:table-cell office:value-type="string" table:style-name="ce6">
            <text:p>пгт Березовая Полян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7" table:style-name="ce6">
            <text:p>5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Луговая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8" table:style-name="ce6">
            <text:p>5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59" table:style-name="ce6">
            <text:p>5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Восто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0" table:style-name="ce6">
            <text:p>6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1" table:style-name="ce6">
            <text:p>6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Почт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2" table:style-name="ce6">
            <text:p>6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3" table:style-name="ce6">
            <text:p>6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4" table:style-name="ce6">
            <text:p>6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им. П.П. Павл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5" table:style-name="ce6">
            <text:p>6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с. Старый Маклауш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6" table:style-name="ce6">
            <text:p>6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железнодорожный разъезд Маклауш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7" table:style-name="ce6">
            <text:p>6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Петровка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8" table:style-name="ce6">
            <text:p>6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Петровка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Петровка</text:p>
          </table:table-cell>
          <table:table-cell office:value-type="string" table:style-name="ce7">
            <text:p>ул. Садовы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0" table:style-name="ce6">
            <text:p>7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Петровка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1" table:style-name="ce6">
            <text:p>7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Петровка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2" table:style-name="ce6">
            <text:p>7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Новый Казбулат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3" table:style-name="ce6">
            <text:p>7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Новый Казбулат</text:p>
          </table:table-cell>
          <table:table-cell office:value-type="string" table:style-name="ce7">
            <text:p>ул. Н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4" table:style-name="ce6">
            <text:p>7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Новый Казбулат</text:p>
          </table:table-cell>
          <table:table-cell office:value-type="string" table:style-name="ce7">
            <text:p>ул. Под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5" table:style-name="ce6">
            <text:p>7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Новый Казбулат</text:p>
          </table:table-cell>
          <table:table-cell office:value-type="string" table:style-name="ce7">
            <text:p>ул. Сиби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6" table:style-name="ce6">
            <text:p>7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Елизаветинк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7" table:style-name="ce6">
            <text:p>7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п. ЛПДС Елизаветинка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8" table:style-name="ce6">
            <text:p>7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рый Маклауш<text:s/></text:p>
          </table:table-cell>
          <table:table-cell office:value-type="string" table:style-name="ce6">
            <text:p>д. Иваново-Подбельское</text:p>
          </table:table-cell>
          <table:table-cell table:style-name="ce7"/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79" table:style-name="ce6">
            <text:p>7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мкр. 1-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0" table:style-name="ce6">
            <text:p>8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мкр. 2-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1" table:style-name="ce6">
            <text:p>8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70 Лет Октябр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2" table:style-name="ce6">
            <text:p>8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Безымя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3" table:style-name="ce6">
            <text:p>8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Безымян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4" table:style-name="ce6">
            <text:p>8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Ворошил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5" table:style-name="ce6">
            <text:p>8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Гагар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6" table:style-name="ce6">
            <text:p>8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Да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7" table:style-name="ce6">
            <text:p>8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Дружб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8" table:style-name="ce6">
            <text:p>8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Жук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89" table:style-name="ce6">
            <text:p>8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Запад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0" table:style-name="ce6">
            <text:p>9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Заха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1" table:style-name="ce6">
            <text:p>9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Зеле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2" table:style-name="ce6">
            <text:p>9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Капрал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3" table:style-name="ce6">
            <text:p>9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Кооператив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4" table:style-name="ce6">
            <text:p>9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Корот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5" table:style-name="ce6">
            <text:p>9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пр-кт Ленина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6" table:style-name="ce6">
            <text:p>9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Лесопильн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7" table:style-name="ce6">
            <text:p>9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Льва Толст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8" table:style-name="ce6">
            <text:p>9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М.Горького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99" table:style-name="ce6">
            <text:p>9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Медик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0" table:style-name="ce6">
            <text:p>10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1" table:style-name="ce6">
            <text:p>10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2" table:style-name="ce6">
            <text:p>10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Новоселов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3" table:style-name="ce6">
            <text:p>10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Октябр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4" table:style-name="ce6">
            <text:p>10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ервома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5" table:style-name="ce6">
            <text:p>10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ионер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6" table:style-name="ce6">
            <text:p>10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обеды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7" table:style-name="ce6">
            <text:p>10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од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8" table:style-name="ce6">
            <text:p>10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одлес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09" table:style-name="ce6">
            <text:p>10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оле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0" table:style-name="ce6">
            <text:p>11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ригород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1" table:style-name="ce6">
            <text:p>11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ригородн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2" table:style-name="ce6">
            <text:p>11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ригородн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3" table:style-name="ce6">
            <text:p>11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рониной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4" table:style-name="ce6">
            <text:p>11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Пушкин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5" table:style-name="ce6">
            <text:p>11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Рабоч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6" table:style-name="ce6">
            <text:p>11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Садовы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7" table:style-name="ce6">
            <text:p>11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Севе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8" table:style-name="ce6">
            <text:p>11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Совет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19" table:style-name="ce6">
            <text:p>11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Солн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0" table:style-name="ce6">
            <text:p>12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Строителей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1" table:style-name="ce6">
            <text:p>12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Сувор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2" table:style-name="ce6">
            <text:p>12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Тракт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3" table:style-name="ce6">
            <text:p>12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Черемша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4" table:style-name="ce6">
            <text:p>12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Чкал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5" table:style-name="ce6">
            <text:p>12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Энергетиков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6" table:style-name="ce6">
            <text:p>12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т. Клявлино</text:p>
          </table:table-cell>
          <table:table-cell office:value-type="string" table:style-name="ce7">
            <text:p>ул. Юбилей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7" table:style-name="ce6">
            <text:p>12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д. Петропавловка</text:p>
          </table:table-cell>
          <table:table-cell office:value-type="string" table:style-name="ce7">
            <text:p>ул. 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8" table:style-name="ce6">
            <text:p>12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д. Петропавловка</text:p>
          </table:table-cell>
          <table:table-cell office:value-type="string" table:style-name="ce7">
            <text:p>ул. Корот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29" table:style-name="ce6">
            <text:p>12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д. Петропавловка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0" table:style-name="ce6">
            <text:p>13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п. Черемшанка</text:p>
          </table:table-cell>
          <table:table-cell office:value-type="string" table:style-name="ce7">
            <text:p>ул. Поселк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1" table:style-name="ce6">
            <text:p>13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. Клявлино</text:p>
          </table:table-cell>
          <table:table-cell office:value-type="string" table:style-name="ce7">
            <text:p>ул. Больни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2" table:style-name="ce6">
            <text:p>13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. Клявл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3" table:style-name="ce6">
            <text:p>13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станция Клявлино</text:p>
          </table:table-cell>
          <table:table-cell office:value-type="string" table:style-name="ce6">
            <text:p>с. Клявлино</text:p>
          </table:table-cell>
          <table:table-cell office:value-type="string" table:style-name="ce7">
            <text:p>ул. Черемша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4" table:style-name="ce6">
            <text:p>13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Горького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5" table:style-name="ce6">
            <text:p>13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Жук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6" table:style-name="ce6">
            <text:p>13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7" table:style-name="ce6">
            <text:p>13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Красноармей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8" table:style-name="ce6">
            <text:p>13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39" table:style-name="ce6">
            <text:p>13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0" table:style-name="ce6">
            <text:p>14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Сидюков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1" table:style-name="ce6">
            <text:p>14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Черный Ключ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2" table:style-name="ce6">
            <text:p>14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Зеленый Ключ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3" table:style-name="ce6">
            <text:p>14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Зеленый Ключ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4" table:style-name="ce6">
            <text:p>14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Зеленый Ключ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5" table:style-name="ce6">
            <text:p>14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Чувашское Абдикеево</text:p>
          </table:table-cell>
          <table:table-cell office:value-type="string" table:style-name="ce7">
            <text:p>ул. Лесная<text:s/>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6" table:style-name="ce6">
            <text:p>14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Чувашское Абдикеево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7" table:style-name="ce6">
            <text:p>14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Чувашское Абдикеев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8" table:style-name="ce6">
            <text:p>14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Степное Дурасово</text:p>
          </table:table-cell>
          <table:table-cell office:value-type="string" table:style-name="ce7">
            <text:p>ул. Преображе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49" table:style-name="ce6">
            <text:p>14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Степное Дурасов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0" table:style-name="ce6">
            <text:p>15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Усакла</text:p>
          </table:table-cell>
          <table:table-cell office:value-type="string" table:style-name="ce7">
            <text:p>ул. За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1" table:style-name="ce6">
            <text:p>15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Усакла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2" table:style-name="ce6">
            <text:p>15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Усакла</text:p>
          </table:table-cell>
          <table:table-cell office:value-type="string" table:style-name="ce7">
            <text:p>ул. Наго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3" table:style-name="ce6">
            <text:p>15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Усакла</text:p>
          </table:table-cell>
          <table:table-cell office:value-type="string" table:style-name="ce7">
            <text:p>ул. Реч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4" table:style-name="ce6">
            <text:p>154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Ерыкла</text:p>
          </table:table-cell>
          <table:table-cell office:value-type="string" table:style-name="ce7">
            <text:p>ул. Мира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5" table:style-name="ce6">
            <text:p>155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Ерыкла</text:p>
          </table:table-cell>
          <table:table-cell office:value-type="string" table:style-name="ce7">
            <text:p>ул. Октябрь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6" table:style-name="ce6">
            <text:p>156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Ерыкла</text:p>
          </table:table-cell>
          <table:table-cell office:value-type="string" table:style-name="ce7">
            <text:p>ул. Шко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7" table:style-name="ce6">
            <text:p>157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Старое Резяпкино</text:p>
          </table:table-cell>
          <table:table-cell office:value-type="string" table:style-name="ce7">
            <text:p>ул. Мир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8" table:style-name="ce6">
            <text:p>158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Старое Резяпкино</text:p>
          </table:table-cell>
          <table:table-cell office:value-type="string" table:style-name="ce7">
            <text:p>ул. Молодеж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59" table:style-name="ce6">
            <text:p>159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Старое Резяпкин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60" table:style-name="ce6">
            <text:p>160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с. Старое Резяпкино</text:p>
          </table:table-cell>
          <table:table-cell office:value-type="string" table:style-name="ce7">
            <text:p>ул. Черемша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61" table:style-name="ce6">
            <text:p>161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Ойкино</text:p>
          </table:table-cell>
          <table:table-cell office:value-type="string" table:style-name="ce7">
            <text:p>ул. Садов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62" table:style-name="ce6">
            <text:p>162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д. Ойкино</text:p>
          </table:table-cell>
          <table:table-cell office:value-type="string" table:style-name="ce7">
            <text:p>ул. Центральн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style-name="ro2">
          <table:table-cell office:value-type="float" office:value="163" table:style-name="ce6">
            <text:p>163</text:p>
          </table:table-cell>
          <table:table-cell office:value-type="string" table:style-name="ce6">
            <text:p>Клявлинский</text:p>
          </table:table-cell>
          <table:table-cell office:value-type="string" table:style-name="ce6">
            <text:p>СП Черный Ключ</text:p>
          </table:table-cell>
          <table:table-cell office:value-type="string" table:style-name="ce6">
            <text:p>п. Чигмалиновка</text:p>
          </table:table-cell>
          <table:table-cell office:value-type="string" table:style-name="ce7">
            <text:p>ул. Пронинская</text:p>
          </table:table-cell>
          <table:table-cell table:number-columns-repeated="7" table:style-name="ce5"/>
          <table:table-cell table:number-columns-repeated="16372" table:style-name="ce1"/>
        </table:table-row>
        <table:table-row table:number-rows-repeated="1048412" table:style-name="ro3">
          <table:table-cell table:number-columns-repeated="16384"/>
        </table:table-row>
      </table:table>
      <table:database-ranges>
        <table:database-range table:target-range-address="Клявлинский.E162:Клявлинский.E16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style:font-name="Arial" style:font-name-asian="Arial" style:font-name-complex="Arial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style:font-name="Arial" style:font-name-asian="Arial" style:font-name-complex="Arial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CCCC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99"/>
      <style:text-properties fo:color="#FF0000" style:font-name="Arial" style:font-name-asian="Arial" style:font-name-complex="Arial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FF0000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8000" style:font-name="Arial" style:font-name-asian="Arial" style:font-name-complex="Arial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808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style:font-name="Arial" style:font-name-asian="Arial" style:font-name-complex="Arial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Text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FF0000" style:font-name="Arial" style:font-name-asian="Arial" style:font-name-complex="Arial" fo:font-size="10pt" style:font-size-asian="10pt" style:font-size-complex="10pt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1054__1073__1099__1095__1085__1099__1081__32_2" style:display-name="Обычный 2" style:family="table-cell" style:data-style-name="N0">
      <style:table-cell-properties style:vertical-align="automatic" fo:background-color="transparent"/>
    </style:style>
    <style:style style:name="_1054__1073__1099__1095__1085__1099__1081__32_3" style:display-name="Обычный 3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dc:creator>Полотцева Оксана Федоровна</dc:creator>
    <meta:creation-date>2019-06-03T08:41:39Z</meta:creation-date>
    <dc:date>2019-12-25T14:23:43Z</dc:date>
    <meta:print-date>2019-09-03T05:33:55Z</meta:print-date>
    <meta:editing-cycles>7</meta:editing-cycles>
    <meta:editing-duration>PT14029S</meta:editing-duration>
  </office:meta>
</office:document-meta>
</file>